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text-properties fo:font-variant="normal" fo:text-transform="none" fo:color="#0f1115" loext:opacity="100%" style:font-name="quote-cjk-patch" fo:font-size="18pt" fo:letter-spacing="normal" fo:font-style="normal" fo:font-weight="bold" officeooo:rsid="0011f0ee" officeooo:paragraph-rsid="0011f0e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11f0ee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 officeooo:rsid="0011f0ee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color="#61666b" loext:opacity="100%" style:font-name="quote-cjk-patch" fo:font-size="10.5pt" officeooo:rsid="0011f0e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61666b" loext:opacity="100%" style:font-name="quote-cjk-patch" fo:font-size="10.5pt" fo:font-weight="bold" officeooo:rsid="0011f0ee"/>
    </style:style>
    <style:style style:name="P6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color="#61666b" loext:opacity="100%" style:font-name="quote-cjk-patch" fo:font-size="10.5pt" fo:font-weight="bold" officeooo:rsid="0011f0e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11f0e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61666b" loext:opacity="100%" style:font-name="quote-cjk-patch" fo:font-size="10.5pt" fo:font-weight="bold" officeooo:rsid="0011f0ee"/>
    </style:style>
    <style:style style:name="P9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font-weight="bold" officeooo:rsid="0011f0ee" fo:background-color="#ffffff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 officeooo:rsid="0011f0e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61666b" loext:opacity="100%" style:font-name="Menlo" fo:font-size="9.75pt" fo:font-style="normal" fo:font-weight="normal" officeooo:rsid="0011f0e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61666b" loext:opacity="100%" style:font-name="quote-cjk-patch" fo:font-size="10.5pt" fo:font-weight="bold" officeooo:rsid="0011f0e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61666b" loext:opacity="100%" style:font-name="quote-cjk-patch" fo:font-size="10.5pt" fo:font-weight="bold" officeooo:rsid="0011f0e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color="#50a14f" loext:opacity="100%" style:font-name="quote-cjk-patch" fo:font-size="10.5pt" fo:font-weight="bold" officeooo:rsid="0011f0e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61666b" loext:opacity="100%" style:font-name="quote-cjk-patch" fo:font-size="10.5pt" fo:font-weight="bold" officeooo:rsid="0011f0e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11f0e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11f0ee"/>
    </style:style>
    <style:style style:name="P18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color="#61666b" loext:opacity="100%" style:font-name="quote-cjk-patch" fo:font-size="10.5pt" fo:font-weight="bold" officeooo:rsid="0011f0ee"/>
    </style:style>
    <style:style style:name="P19" style:family="paragraph" style:parent-style-name="Text_20_body">
      <style:text-properties fo:font-variant="normal" fo:text-transform="none" fo:color="#61666b" loext:opacity="100%" style:font-name="quote-cjk-patch" fo:font-size="10.5pt" fo:letter-spacing="normal" fo:font-style="normal" fo:font-weight="bold" officeooo:rsid="0011f0ee" officeooo:paragraph-rsid="0011f0ee"/>
    </style:style>
    <style:style style:name="P20" style:family="paragraph" style:parent-style-name="Heading_20_2">
      <style:text-properties fo:font-variant="normal" fo:text-transform="none" fo:color="#61666b" loext:opacity="100%" style:font-name="quote-cjk-patch" fo:font-size="10.5pt" fo:letter-spacing="normal" fo:font-style="normal" fo:font-weight="bold" officeooo:rsid="0011f0ee" officeooo:paragraph-rsid="0011f0ee"/>
    </style:style>
    <style:style style:name="P21" style:family="paragraph" style:parent-style-name="Heading_20_2">
      <style:text-properties fo:font-variant="normal" fo:text-transform="none" fo:color="#61666b" loext:opacity="100%" style:font-name="quote-cjk-patch" fo:font-size="10.5pt" fo:letter-spacing="normal" fo:font-style="normal" fo:font-weight="bold"/>
    </style:style>
    <style:style style:name="P22" style:family="paragraph" style:parent-style-name="Heading_20_3">
      <style:paragraph-properties fo:margin-left="0cm" fo:margin-right="0cm" fo:margin-top="0.318cm" fo:margin-bottom="0.106cm" style:contextual-spacing="false" style:line-height-at-least="0.635cm" fo:orphans="2" fo:widows="2" fo:text-indent="0cm" style:auto-text-indent="false"/>
      <style:text-properties fo:font-variant="normal" fo:text-transform="none" fo:color="#61666b" loext:opacity="100%" style:font-name="quote-cjk-patch" fo:font-size="10.5pt" fo:letter-spacing="normal" fo:font-style="normal" fo:font-weight="bold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6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7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3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10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38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11">
      <style:paragraph-properties fo:margin-left="0cm" fo:margin-right="0cm" fo:margin-top="0cm" fo:margin-bottom="0.053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41" style:family="paragraph" style:parent-style-name="Heading_20_2">
      <style:paragraph-properties fo:margin-left="0cm" fo:margin-right="0cm" fo:margin-top="0.318cm" fo:margin-bottom="0.318cm" style:contextual-spacing="false" style:line-height-at-least="0.635cm" fo:orphans="2" fo:widows="2" fo:text-indent="0cm" style:auto-text-indent="false"/>
      <style:text-properties fo:font-variant="normal" fo:text-transform="none" fo:color="#61666b" loext:opacity="100%" style:font-name="quote-cjk-patch" fo:font-size="10.5pt" fo:letter-spacing="normal" fo:font-style="normal" fo:font-weight="bold"/>
    </style:style>
    <style:style style:name="P42" style:family="paragraph" style:parent-style-name="Heading_20_3">
      <style:paragraph-properties fo:margin-left="0cm" fo:margin-right="0cm" fo:margin-top="0.318cm" fo:margin-bottom="0.318cm" style:contextual-spacing="false" style:line-height-at-least="0.635cm" fo:orphans="2" fo:widows="2" fo:text-indent="0cm" style:auto-text-indent="false"/>
      <style:text-properties fo:font-variant="normal" fo:text-transform="none" fo:color="#61666b" loext:opacity="100%" style:font-name="quote-cjk-patch" fo:font-size="10.5pt" fo:letter-spacing="normal" fo:font-style="normal" fo:font-weight="bold"/>
    </style:style>
    <style:style style:name="P43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61666b" loext:opacity="100%" style:font-name="quote-cjk-patch" fo:font-size="10.5pt" fo:letter-spacing="normal" fo:font-style="normal" fo:font-weight="normal"/>
    </style:style>
    <style:style style:name="P44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T1" style:family="text">
      <style:text-properties fo:font-variant="normal" fo:text-transform="none" fo:color="#0f1115" loext:opacity="100%" fo:font-size="15pt" fo:letter-spacing="normal" fo:font-style="normal" fo:font-weight="bold"/>
    </style:style>
    <style:style style:name="T2" style:family="text">
      <style:text-properties fo:font-variant="normal" fo:text-transform="none" fo:color="#0f1115" loext:opacity="100%" fo:font-size="12pt" fo:letter-spacing="normal" fo:font-style="normal" fo:font-weight="bold"/>
    </style:style>
    <style:style style:name="T3" style:family="text">
      <style:text-properties fo:font-variant="normal" fo:text-transform="none" fo:color="#0f1115" loext:opacity="100%" fo:font-size="12pt" fo:letter-spacing="normal" fo:font-style="normal" fo:font-weight="normal"/>
    </style:style>
    <style:style style:name="T4" style:family="text">
      <style:text-properties fo:color="#4078f2" loext:opacity="100%"/>
    </style:style>
    <style:style style:name="T5" style:family="text">
      <style:text-properties fo:color="#a626a4" loext:opacity="100%"/>
    </style:style>
    <style:style style:name="T6" style:family="text">
      <style:text-properties fo:color="#b76b01" loext:opacity="100%"/>
    </style:style>
    <style:style style:name="T7" style:family="text">
      <style:text-properties fo:color="#50a14f" loext:opacity="100%"/>
    </style:style>
    <style:style style:name="T8" style:family="text">
      <style:text-properties fo:color="#383a42" loext:opacity="100%"/>
    </style:style>
    <style:style style:name="T9" style:family="text">
      <style:text-properties style:font-name="Menlo" fo:font-size="9.75pt" fo:font-style="normal" fo:font-weight="normal"/>
    </style:style>
    <style:style style:name="T10" style:family="text">
      <style:text-properties fo:color="#4078f2" loext:opacity="100%" style:font-name="Menlo" fo:font-size="9.75pt" fo:font-style="normal" fo:font-weight="normal"/>
    </style:style>
    <style:style style:name="T11" style:family="text">
      <style:text-properties fo:color="#50a14f" loext:opacity="100%" style:font-name="Menlo" fo:font-size="9.75pt" fo:font-style="normal" fo:font-weight="normal"/>
    </style:style>
    <style:style style:name="T12" style:family="text">
      <style:text-properties fo:color="#383a42" loext:opacity="100%" style:font-name="Menlo" fo:font-size="9.75pt" fo:font-style="normal" fo:font-weight="normal"/>
    </style:style>
    <style:style style:name="T13" style:family="text">
      <style:text-properties fo:color="#a0a1a7" loext:opacity="100%" style:font-name="Menlo" fo:font-size="9.75pt" fo:font-style="italic" fo:font-weight="normal"/>
    </style:style>
    <style:style style:name="T14" style:family="text">
      <style:text-properties fo:color="#a626a4" loext:opacity="100%" style:font-name="Menlo" fo:font-size="9.75pt" fo:font-style="normal" fo:font-weight="normal"/>
    </style:style>
    <style:style style:name="T15" style:family="text">
      <style:text-properties fo:color="#b76b01" loext:opacity="100%" style:font-name="Menlo" fo:font-size="9.75pt" fo:font-style="normal" fo:font-weight="normal"/>
    </style:style>
    <style:style style:name="T16" style:family="text">
      <style:text-properties fo:font-variant="normal" fo:text-transform="none" fo:color="#61666b" loext:opacity="100%" style:font-name="quote-cjk-patch" fo:font-size="10.5pt" fo:letter-spacing="normal" fo:font-style="normal" fo:font-weight="bold"/>
    </style:style>
    <style:style style:name="T17" style:family="text">
      <style:text-properties fo:font-variant="normal" fo:text-transform="none" fo:color="#61666b" loext:opacity="100%" style:font-name="quote-cjk-patch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umen Profundo para Identificar Patrones de Velas de Rechazo/Retrocesos en Gráficos de Criptomonedas</text:h>
      <text:p text:style-name="P2">Basado en el contenido del libro "Price Action Trading Secrets" de Rayner Teo, aquí tienes un análisis profundo con ideas implementables para identificar patrones de velas de rechazo y retrocesos:</text:p>
      <text:h text:style-name="P3" text:outline-level="2">Conceptos Fundamentales Extraídos del Libro</text:h>
      <text:h text:style-name="P4" text:outline-level="3"><text:span text:style-name="T1">1. </text:span><text:span text:style-name="Strong_20_Emphasis"><text:span text:style-name="T1">Esencia de los Patrones de Velas de Rechazo</text:span></text:span></text:h>
      <text:list text:style-name="L1">
        <text:list-item>
          <text:p text:style-name="P5"><text:span text:style-name="Strong_20_Emphasis"><text:span text:style-name="T2">No memorizar patrones</text:span></text:span><text:span text:style-name="T3">, sino entender QUÉ representan</text:span></text:p>
        </text:list-item>
        <text:list-item>
          <text:p text:style-name="P6"><text:span text:style-name="Strong_20_Emphasis"><text:span text:style-name="T2">Dos preguntas clave</text:span></text:span><text:span text:style-name="T3"> para cualquier vela:</text:span></text:p>
          <text:list>
            <text:list-item>
              <text:p text:style-name="P7">¿Dónde cerró el precio relativo al rango?</text:p>
            </text:list-item>
            <text:list-item>
              <text:p text:style-name="P7">¿Cuál es el tamaño de la vela comparado con las anteriores?</text:p>
            </text:list-item>
          </text:list>
        </text:list-item>
      </text:list>
      <text:h text:style-name="P4" text:outline-level="3"><text:span text:style-name="T1">2. </text:span><text:span text:style-name="Strong_20_Emphasis"><text:span text:style-name="T1">Características de las Velas de Rechazo</text:span></text:span></text:h>
      <text:list text:style-name="L2">
        <text:list-item>
          <text:p text:style-name="P8"><text:span text:style-name="Strong_20_Emphasis"><text:span text:style-name="T2">Sombra larga</text:span></text:span><text:span text:style-name="T3"> en la dirección del rechazo</text:span></text:p>
        </text:list-item>
        <text:list-item>
          <text:p text:style-name="P8"><text:span text:style-name="Strong_20_Emphasis"><text:span text:style-name="T2">Cuerpo pequeño</text:span></text:span><text:span text:style-name="T3"> relativo a las sombras</text:span></text:p>
        </text:list-item>
        <text:list-item>
          <text:p text:style-name="P8"><text:span text:style-name="Strong_20_Emphasis"><text:span text:style-name="T2">Cierre cerca del extremo opuesto</text:span></text:span><text:span text:style-name="T3"> al rechazo</text:span></text:p>
        </text:list-item>
      </text:list>
      <text:h text:style-name="P3" text:outline-level="2">Patrones Clave para Implementar</text:h>
      <text:h text:style-name="P4" text:outline-level="3"><text:span text:style-name="T1">1. </text:span><text:span text:style-name="Strong_20_Emphasis"><text:span text:style-name="T1">Martillo (Hammer) - Rechazo Bajista</text:span></text:span></text:h>
      <text:p text:style-name="P9">python</text:p>
      <text:p text:style-name="P10"># Características detectables:</text:p>
      <text:p text:style-name="P11"><text:span text:style-name="T4">-</text:span> Ocurre después de una caída de precio</text:p>
      <text:p text:style-name="P11"><text:span text:style-name="T4">-</text:span> Sombra inferior ≥ 2x el tamaño <text:span text:style-name="T5">del</text:span> cuerpo</text:p>
      <text:p text:style-name="P11"><text:span text:style-name="T4">-</text:span> Poca o ninguna sombra superior</text:p>
      <text:p text:style-name="P11"><text:span text:style-name="T4">-</text:span> Cierre en el <text:span text:style-name="T6">25</text:span><text:span text:style-name="T4">%</text:span> superior <text:span text:style-name="T5">del</text:span> rango</text:p>
      <text:h text:style-name="P4" text:outline-level="3"><text:soft-page-break/><text:span text:style-name="T1">2. </text:span><text:span text:style-name="Strong_20_Emphasis"><text:span text:style-name="T1">Estrella Fugaz (Shooting Star) - Rechazo Alcista</text:span></text:span></text:h>
      <text:p text:style-name="P9">python</text:p>
      <text:p text:style-name="P10"># Características detectables:</text:p>
      <text:p text:style-name="P11"><text:span text:style-name="T4">-</text:span> Ocurre después de un avance de precio</text:p>
      <text:p text:style-name="P11"><text:span text:style-name="T4">-</text:span> Sombra superior ≥ 2x el tamaño <text:span text:style-name="T5">del</text:span> cuerpo</text:p>
      <text:p text:style-name="P11"><text:span text:style-name="T4">-</text:span> Poca o ninguna sombra inferior</text:p>
      <text:p text:style-name="P11"><text:span text:style-name="T4">-</text:span> Cierre en el <text:span text:style-name="T6">25</text:span><text:span text:style-name="T4">%</text:span> inferior <text:span text:style-name="T5">del</text:span> rango</text:p>
      <text:h text:style-name="P4" text:outline-level="3"><text:span text:style-name="T1">3. </text:span><text:span text:style-name="Strong_20_Emphasis"><text:span text:style-name="T1">Patrón de Engulfing (Alcista o Bajista)</text:span></text:span></text:h>
      <text:p text:style-name="P9">python</text:p>
      <text:p text:style-name="P10"># Características detectables:</text:p>
      <text:p text:style-name="P11"><text:span text:style-name="T4">-</text:span> Dos velas consecutivas</text:p>
      <text:p text:style-name="P11"><text:span text:style-name="T4">-</text:span> El cuerpo de la segunda vela <text:span text:style-name="T7">"envuelve"</text:span> completamente el cuerpo de la primera</text:p>
      <text:p text:style-name="P11"><text:span text:style-name="T4">-</text:span> Cierre en dirección opuesta a la tendencia previa</text:p>
      <text:h text:style-name="P3" text:outline-level="2">Algoritmos Sencillos para Implementar</text:h>
      <text:h text:style-name="P4" text:outline-level="3"><text:span text:style-name="T1">1. </text:span><text:span text:style-name="Strong_20_Emphasis"><text:span text:style-name="T1">Detección Básica de Rechazo</text:span></text:span></text:h>
      <text:p text:style-name="P9">python</text:p>
      <text:p text:style-name="P11"><text:span text:style-name="T5">def</text:span> <text:span text:style-name="T4">detectar_rechazo</text:span><text:span text:style-name="T8">(</text:span><text:span text:style-name="T7">open</text:span><text:span text:style-name="T8">,</text:span> high<text:span text:style-name="T8">,</text:span> low<text:span text:style-name="T8">,</text:span> close<text:span text:style-name="T8">):</text:span></text:p>
      <text:p text:style-name="P12"><text:s text:c="4"/><text:span text:style-name="T9">rango_total </text:span><text:span text:style-name="T10">=</text:span><text:span text:style-name="T9"> high </text:span><text:span text:style-name="T10">-</text:span><text:span text:style-name="T9"> low</text:span></text:p>
      <text:p text:style-name="P12"><text:s text:c="4"/><text:span text:style-name="T9">cuerpo </text:span><text:span text:style-name="T10">=</text:span><text:span text:style-name="T9"> </text:span><text:span text:style-name="T11">abs</text:span><text:span text:style-name="T12">(</text:span><text:span text:style-name="T9">close </text:span><text:span text:style-name="T10">-</text:span><text:span text:style-name="T9"> </text:span><text:span text:style-name="T11">open</text:span><text:span text:style-name="T12">)</text:span></text:p>
      <text:p text:style-name="P12"><text:s text:c="4"/><text:span text:style-name="T9">sombra_superior </text:span><text:span text:style-name="T10">=</text:span><text:span text:style-name="T9"> high </text:span><text:span text:style-name="T10">-</text:span><text:span text:style-name="T9"> </text:span><text:span text:style-name="T11">max</text:span><text:span text:style-name="T12">(</text:span><text:span text:style-name="T11">open</text:span><text:span text:style-name="T12">,</text:span><text:span text:style-name="T9"> close</text:span><text:span text:style-name="T12">)</text:span></text:p>
      <text:p text:style-name="P12"><text:s text:c="4"/><text:span text:style-name="T9">sombra_inferior </text:span><text:span text:style-name="T10">=</text:span><text:span text:style-name="T9"> </text:span><text:span text:style-name="T11">min</text:span><text:span text:style-name="T12">(</text:span><text:span text:style-name="T11">open</text:span><text:span text:style-name="T12">,</text:span><text:span text:style-name="T9"> close</text:span><text:span text:style-name="T12">)</text:span><text:span text:style-name="T9"> </text:span><text:span text:style-name="T10">-</text:span><text:span text:style-name="T9"> low</text:span></text:p>
      <text:p text:style-name="P13"><text:s text:c="4"/></text:p>
      <text:p text:style-name="P12"><text:s text:c="4"/><text:span text:style-name="T13"># Cálculo de proporciones</text:span></text:p>
      <text:p text:style-name="P12"><text:s text:c="4"/><text:span text:style-name="T9">proporcion_sombra_sup </text:span><text:span text:style-name="T10">=</text:span><text:span text:style-name="T9"> sombra_superior </text:span><text:span text:style-name="T10">/</text:span><text:span text:style-name="T9"> rango_total</text:span></text:p>
      <text:p text:style-name="P12"><text:s text:c="4"/><text:span text:style-name="T9">proporcion_sombra_inf </text:span><text:span text:style-name="T10">=</text:span><text:span text:style-name="T9"> sombra_inferior </text:span><text:span text:style-name="T10">/</text:span><text:span text:style-name="T9"> rango_total</text:span></text:p>
      <text:p text:style-name="P12"><text:s text:c="4"/><text:span text:style-name="T9">proporcion_cuerpo </text:span><text:span text:style-name="T10">=</text:span><text:span text:style-name="T9"> cuerpo </text:span><text:span text:style-name="T10">/</text:span><text:span text:style-name="T9"> rango_total</text:span></text:p>
      <text:p text:style-name="P13"><text:s text:c="4"/></text:p>
      <text:p text:style-name="P12"><text:s text:c="4"/><text:span text:style-name="T13"># Detección de martillo (rechazo bajista)</text:span></text:p>
      <text:p text:style-name="P12"><text:s text:c="4"/><text:span text:style-name="T14">if</text:span><text:span text:style-name="T9"> </text:span><text:span text:style-name="T12">(</text:span><text:span text:style-name="T9">proporcion_sombra_inf </text:span><text:span text:style-name="T10">&gt;</text:span><text:span text:style-name="T9"> </text:span><text:span text:style-name="T15">0.6</text:span><text:span text:style-name="T9"> </text:span><text:span text:style-name="T14">and</text:span><text:span text:style-name="T9"> </text:span></text:p>
      <text:p text:style-name="P12"><text:s text:c="8"/><text:span text:style-name="T9">proporcion_cuerpo </text:span><text:span text:style-name="T10">&lt;</text:span><text:span text:style-name="T9"> </text:span><text:span text:style-name="T15">0.3</text:span><text:span text:style-name="T9"> </text:span><text:span text:style-name="T14">and</text:span><text:span text:style-name="T9"> </text:span></text:p>
      <text:p text:style-name="P12"><text:s text:c="8"/><text:span text:style-name="T9">close </text:span><text:span text:style-name="T10">&gt;</text:span><text:span text:style-name="T9"> </text:span><text:span text:style-name="T12">(</text:span><text:span text:style-name="T9">low </text:span><text:span text:style-name="T10">+</text:span><text:span text:style-name="T9"> rango_total </text:span><text:span text:style-name="T10">*</text:span><text:span text:style-name="T9"> </text:span><text:span text:style-name="T15">0.6</text:span><text:span text:style-name="T12">)):</text:span></text:p>
      <text:p text:style-name="P12"><text:s text:c="8"/><text:span text:style-name="T14">return</text:span><text:span text:style-name="T9"> </text:span><text:span text:style-name="T11">"MARTILLO"</text:span></text:p>
      <text:p text:style-name="P13"><text:s text:c="4"/></text:p>
      <text:p text:style-name="P12"><text:s text:c="4"/><text:span text:style-name="T13"># Detección de estrella fugaz (rechazo alcista)</text:span></text:p>
      <text:p text:style-name="P12"><text:soft-page-break/><text:s text:c="4"/><text:span text:style-name="T14">if</text:span><text:span text:style-name="T9"> </text:span><text:span text:style-name="T12">(</text:span><text:span text:style-name="T9">proporcion_sombra_sup </text:span><text:span text:style-name="T10">&gt;</text:span><text:span text:style-name="T9"> </text:span><text:span text:style-name="T15">0.6</text:span><text:span text:style-name="T9"> </text:span><text:span text:style-name="T14">and</text:span><text:span text:style-name="T9"> </text:span></text:p>
      <text:p text:style-name="P12"><text:s text:c="8"/><text:span text:style-name="T9">proporcion_cuerpo </text:span><text:span text:style-name="T10">&lt;</text:span><text:span text:style-name="T9"> </text:span><text:span text:style-name="T15">0.3</text:span><text:span text:style-name="T9"> </text:span><text:span text:style-name="T14">and</text:span><text:span text:style-name="T9"> </text:span></text:p>
      <text:p text:style-name="P12"><text:s text:c="8"/><text:span text:style-name="T9">close </text:span><text:span text:style-name="T10">&lt;</text:span><text:span text:style-name="T9"> </text:span><text:span text:style-name="T12">(</text:span><text:span text:style-name="T9">high </text:span><text:span text:style-name="T10">-</text:span><text:span text:style-name="T9"> rango_total </text:span><text:span text:style-name="T10">*</text:span><text:span text:style-name="T9"> </text:span><text:span text:style-name="T15">0.6</text:span><text:span text:style-name="T12">)):</text:span></text:p>
      <text:p text:style-name="P12"><text:s text:c="8"/><text:span text:style-name="T14">return</text:span><text:span text:style-name="T9"> </text:span><text:span text:style-name="T11">"ESTRELLA_FUGAZ"</text:span></text:p>
      <text:p text:style-name="P13"><text:s text:c="4"/></text:p>
      <text:p text:style-name="P12"><text:s text:c="4"/><text:span text:style-name="T14">return</text:span><text:span text:style-name="T9"> </text:span><text:span text:style-name="T11">"SIN_RECHAZO"</text:span></text:p>
      <text:h text:style-name="P4" text:outline-level="3"><text:span text:style-name="T1">2. </text:span><text:span text:style-name="Strong_20_Emphasis"><text:span text:style-name="T1">Detección de Fuerza en el Movimiento</text:span></text:span></text:h>
      <text:p text:style-name="P9">python</text:p>
      <text:p text:style-name="P11"><text:span text:style-name="T5">def</text:span> <text:span text:style-name="T4">fuerza_movimiento</text:span><text:span text:style-name="T8">(</text:span>velas_actual<text:span text:style-name="T8">,</text:span> velas_anteriores<text:span text:style-name="T8">):</text:span></text:p>
      <text:p text:style-name="P12"><text:s text:c="4"/><text:span text:style-name="T11">"""</text:span></text:p>
      <text:p text:style-name="P14"><text:s text:c="4"/><text:span text:style-name="T9">Compara el tamaño de la vela actual con las anteriores</text:span></text:p>
      <text:p text:style-name="P14"><text:s text:c="4"/><text:span text:style-name="T9">para detectar fuerza/convicción</text:span></text:p>
      <text:p text:style-name="P14"><text:s text:c="4"/><text:span text:style-name="T9">"""</text:span></text:p>
      <text:p text:style-name="P12"><text:s text:c="4"/><text:span text:style-name="T9">tamaño_actual </text:span><text:span text:style-name="T10">=</text:span><text:span text:style-name="T9"> velas_actual</text:span><text:span text:style-name="T12">[</text:span><text:span text:style-name="T11">'high'</text:span><text:span text:style-name="T12">]</text:span><text:span text:style-name="T9"> </text:span><text:span text:style-name="T10">-</text:span><text:span text:style-name="T9"> velas_actual</text:span><text:span text:style-name="T12">[</text:span><text:span text:style-name="T11">'low'</text:span><text:span text:style-name="T12">]</text:span></text:p>
      <text:p text:style-name="P12"><text:s text:c="4"/><text:span text:style-name="T9">tamaños_anteriores </text:span><text:span text:style-name="T10">=</text:span><text:span text:style-name="T9"> </text:span><text:span text:style-name="T12">[</text:span><text:span text:style-name="T9">v</text:span><text:span text:style-name="T12">[</text:span><text:span text:style-name="T11">'high'</text:span><text:span text:style-name="T12">]</text:span><text:span text:style-name="T9"> </text:span><text:span text:style-name="T10">-</text:span><text:span text:style-name="T9"> v</text:span><text:span text:style-name="T12">[</text:span><text:span text:style-name="T11">'low'</text:span><text:span text:style-name="T12">]</text:span><text:span text:style-name="T9"> </text:span><text:span text:style-name="T14">for</text:span><text:span text:style-name="T9"> v </text:span><text:span text:style-name="T14">in</text:span><text:span text:style-name="T9"> velas_anteriores</text:span><text:span text:style-name="T12">]</text:span></text:p>
      <text:p text:style-name="P12"><text:s text:c="4"/><text:span text:style-name="T9">promedio_anteriores </text:span><text:span text:style-name="T10">=</text:span><text:span text:style-name="T9"> </text:span><text:span text:style-name="T11">sum</text:span><text:span text:style-name="T12">(</text:span><text:span text:style-name="T9">tamaños_anteriores</text:span><text:span text:style-name="T12">)</text:span><text:span text:style-name="T9"> </text:span><text:span text:style-name="T10">/</text:span><text:span text:style-name="T9"> </text:span><text:span text:style-name="T11">len</text:span><text:span text:style-name="T12">(</text:span><text:span text:style-name="T9">tamaños_anteriores</text:span><text:span text:style-name="T12">)</text:span></text:p>
      <text:p text:style-name="P13"><text:s text:c="4"/></text:p>
      <text:p text:style-name="P12"><text:s text:c="4"/><text:span text:style-name="T14">if</text:span><text:span text:style-name="T9"> tamaño_actual </text:span><text:span text:style-name="T10">&gt;=</text:span><text:span text:style-name="T9"> promedio_anteriores </text:span><text:span text:style-name="T10">*</text:span><text:span text:style-name="T9"> </text:span><text:span text:style-name="T15">1.5</text:span><text:span text:style-name="T12">:</text:span></text:p>
      <text:p text:style-name="P12"><text:s text:c="8"/><text:span text:style-name="T14">return</text:span><text:span text:style-name="T9"> </text:span><text:span text:style-name="T11">"FUERTE"</text:span></text:p>
      <text:p text:style-name="P12"><text:s text:c="4"/><text:span text:style-name="T14">elif</text:span><text:span text:style-name="T9"> tamaño_actual </text:span><text:span text:style-name="T10">&lt;=</text:span><text:span text:style-name="T9"> promedio_anteriores </text:span><text:span text:style-name="T10">*</text:span><text:span text:style-name="T9"> </text:span><text:span text:style-name="T15">0.7</text:span><text:span text:style-name="T12">:</text:span></text:p>
      <text:p text:style-name="P12"><text:s text:c="8"/><text:span text:style-name="T14">return</text:span><text:span text:style-name="T9"> </text:span><text:span text:style-name="T11">"DEBIL"</text:span></text:p>
      <text:p text:style-name="P12"><text:s text:c="4"/><text:span text:style-name="T14">else</text:span><text:span text:style-name="T12">:</text:span></text:p>
      <text:p text:style-name="P12"><text:s text:c="8"/><text:span text:style-name="T14">return</text:span><text:span text:style-name="T9"> </text:span><text:span text:style-name="T11">"NORMAL"</text:span></text:p>
      <text:h text:style-name="P4" text:outline-level="3"><text:span text:style-name="T1">3. </text:span><text:span text:style-name="Strong_20_Emphasis"><text:span text:style-name="T1">Análisis de Contexto de Mercado</text:span></text:span></text:h>
      <text:p text:style-name="P9">python</text:p>
      <text:p text:style-name="P11"><text:span text:style-name="T5">def</text:span> <text:span text:style-name="T4">contexto_mercado</text:span><text:span text:style-name="T8">(</text:span>velas<text:span text:style-name="T8">,</text:span> periodo<text:span text:style-name="T4">=</text:span><text:span text:style-name="T6">20</text:span><text:span text:style-name="T8">):</text:span></text:p>
      <text:p text:style-name="P12"><text:s text:c="4"/><text:span text:style-name="T11">"""</text:span></text:p>
      <text:p text:style-name="P14"><text:s text:c="4"/><text:span text:style-name="T9">Determina si el mercado está en tendencia o rango</text:span></text:p>
      <text:p text:style-name="P14"><text:s text:c="4"/><text:span text:style-name="T9">"""</text:span></text:p>
      <text:p text:style-name="P12"><text:s text:c="4"/><text:span text:style-name="T9">highs </text:span><text:span text:style-name="T10">=</text:span><text:span text:style-name="T9"> </text:span><text:span text:style-name="T12">[</text:span><text:span text:style-name="T9">v</text:span><text:span text:style-name="T12">[</text:span><text:span text:style-name="T11">'high'</text:span><text:span text:style-name="T12">]</text:span><text:span text:style-name="T9"> </text:span><text:span text:style-name="T14">for</text:span><text:span text:style-name="T9"> v </text:span><text:span text:style-name="T14">in</text:span><text:span text:style-name="T9"> velas</text:span><text:span text:style-name="T12">]</text:span></text:p>
      <text:p text:style-name="P12"><text:s text:c="4"/><text:span text:style-name="T9">lows </text:span><text:span text:style-name="T10">=</text:span><text:span text:style-name="T9"> </text:span><text:span text:style-name="T12">[</text:span><text:span text:style-name="T9">v</text:span><text:span text:style-name="T12">[</text:span><text:span text:style-name="T11">'low'</text:span><text:span text:style-name="T12">]</text:span><text:span text:style-name="T9"> </text:span><text:span text:style-name="T14">for</text:span><text:span text:style-name="T9"> v </text:span><text:span text:style-name="T14">in</text:span><text:span text:style-name="T9"> velas</text:span><text:span text:style-name="T12">]</text:span></text:p>
      <text:p text:style-name="P13"><text:s text:c="4"/></text:p>
      <text:p text:style-name="P12"><text:s text:c="4"/><text:span text:style-name="T9">max_high </text:span><text:span text:style-name="T10">=</text:span><text:span text:style-name="T9"> </text:span><text:span text:style-name="T11">max</text:span><text:span text:style-name="T12">(</text:span><text:span text:style-name="T9">highs</text:span><text:span text:style-name="T12">[</text:span><text:span text:style-name="T10">-</text:span><text:span text:style-name="T9">periodo</text:span><text:span text:style-name="T12">:])</text:span></text:p>
      <text:p text:style-name="P12"><text:s text:c="4"/><text:span text:style-name="T9">min_low </text:span><text:span text:style-name="T10">=</text:span><text:span text:style-name="T9"> </text:span><text:span text:style-name="T11">min</text:span><text:span text:style-name="T12">(</text:span><text:span text:style-name="T9">lows</text:span><text:span text:style-name="T12">[</text:span><text:span text:style-name="T10">-</text:span><text:span text:style-name="T9">periodo</text:span><text:span text:style-name="T12">:])</text:span></text:p>
      <text:p text:style-name="P12"><text:s text:c="4"/><text:span text:style-name="T9">rango_total </text:span><text:span text:style-name="T10">=</text:span><text:span text:style-name="T9"> max_high </text:span><text:span text:style-name="T10">-</text:span><text:span text:style-name="T9"> min_low</text:span></text:p>
      <text:p text:style-name="P13"><text:s text:c="4"/></text:p>
      <text:p text:style-name="P12"><text:s text:c="4"/><text:span text:style-name="T13"># Si el rango es pequeño comparado con el precio, probablemente está en consolidación</text:span></text:p>
      <text:p text:style-name="P12"><text:s text:c="4"/><text:span text:style-name="T9">precio_promedio </text:span><text:span text:style-name="T10">=</text:span><text:span text:style-name="T9"> </text:span><text:span text:style-name="T11">sum</text:span><text:span text:style-name="T12">([</text:span><text:span text:style-name="T9">v</text:span><text:span text:style-name="T12">[</text:span><text:span text:style-name="T11">'close'</text:span><text:span text:style-name="T12">]</text:span><text:span text:style-name="T9"> </text:span><text:span text:style-name="T14">for</text:span><text:span text:style-name="T9"> v </text:span><text:span text:style-name="T14">in</text:span><text:span text:style-name="T9"> velas</text:span><text:span text:style-name="T12">[</text:span><text:span text:style-name="T10">-</text:span><text:span text:style-name="T9">periodo</text:span><text:span text:style-name="T12">:]])</text:span><text:span text:style-name="T9"> </text:span><text:span text:style-name="T10">/</text:span><text:span text:style-name="T9"> periodo</text:span></text:p>
      <text:p text:style-name="P12"><text:soft-page-break/><text:s text:c="4"/><text:span text:style-name="T9">proporcion_rango </text:span><text:span text:style-name="T10">=</text:span><text:span text:style-name="T9"> rango_total </text:span><text:span text:style-name="T10">/</text:span><text:span text:style-name="T9"> precio_promedio</text:span></text:p>
      <text:p text:style-name="P13"><text:s text:c="4"/></text:p>
      <text:p text:style-name="P12"><text:s text:c="4"/><text:span text:style-name="T14">if</text:span><text:span text:style-name="T9"> proporcion_rango </text:span><text:span text:style-name="T10">&lt;</text:span><text:span text:style-name="T9"> </text:span><text:span text:style-name="T15">0.02</text:span><text:span text:style-name="T12">:</text:span><text:span text:style-name="T9"> <text:s/></text:span><text:span text:style-name="T13"># 2% del precio</text:span></text:p>
      <text:p text:style-name="P12"><text:s text:c="8"/><text:span text:style-name="T14">return</text:span><text:span text:style-name="T9"> </text:span><text:span text:style-name="T11">"RANGO"</text:span></text:p>
      <text:p text:style-name="P12"><text:s text:c="4"/><text:span text:style-name="T14">else</text:span><text:span text:style-name="T12">:</text:span></text:p>
      <text:p text:style-name="P12"><text:s text:c="8"/><text:span text:style-name="T14">return</text:span><text:span text:style-name="T9"> </text:span><text:span text:style-name="T11">"TENDENCIA"</text:span></text:p>
      <text:h text:style-name="P3" text:outline-level="2">Estrategia de Implementación Completa</text:h>
      <text:h text:style-name="P4" text:outline-level="3"><text:span text:style-name="T1">1. </text:span><text:span text:style-name="Strong_20_Emphasis"><text:span text:style-name="T1">Pipeline de Detección</text:span></text:span></text:h>
      <text:p text:style-name="P9">python</text:p>
      <text:p text:style-name="P11"><text:span text:style-name="T5">def</text:span> <text:span text:style-name="T4">pipeline_deteccion_patrones</text:span><text:span text:style-name="T8">(</text:span>velas<text:span text:style-name="T8">,</text:span> lookback<text:span text:style-name="T4">=</text:span><text:span text:style-name="T6">50</text:span><text:span text:style-name="T8">):</text:span></text:p>
      <text:p text:style-name="P12"><text:s text:c="4"/><text:span text:style-name="T9">resultados </text:span><text:span text:style-name="T10">=</text:span><text:span text:style-name="T9"> </text:span><text:span text:style-name="T12">{}</text:span></text:p>
      <text:p text:style-name="P13"><text:s text:c="4"/></text:p>
      <text:p text:style-name="P12"><text:s text:c="4"/><text:span text:style-name="T13"># 1. Contexto del mercado</text:span></text:p>
      <text:p text:style-name="P12"><text:s text:c="4"/><text:span text:style-name="T9">resultados</text:span><text:span text:style-name="T12">[</text:span><text:span text:style-name="T11">'contexto'</text:span><text:span text:style-name="T12">]</text:span><text:span text:style-name="T9"> </text:span><text:span text:style-name="T10">=</text:span><text:span text:style-name="T9"> contexto_mercado</text:span><text:span text:style-name="T12">(</text:span><text:span text:style-name="T9">velas</text:span><text:span text:style-name="T12">)</text:span></text:p>
      <text:p text:style-name="P13"><text:s text:c="4"/></text:p>
      <text:p text:style-name="P12"><text:s text:c="4"/><text:span text:style-name="T13"># 2. Velas de rechazo individuales</text:span></text:p>
      <text:p text:style-name="P12"><text:s text:c="4"/><text:span text:style-name="T9">vela_actual </text:span><text:span text:style-name="T10">=</text:span><text:span text:style-name="T9"> velas</text:span><text:span text:style-name="T12">[</text:span><text:span text:style-name="T10">-</text:span><text:span text:style-name="T15">1</text:span><text:span text:style-name="T12">]</text:span></text:p>
      <text:p text:style-name="P12"><text:s text:c="4"/><text:span text:style-name="T9">resultados</text:span><text:span text:style-name="T12">[</text:span><text:span text:style-name="T11">'rechazo'</text:span><text:span text:style-name="T12">]</text:span><text:span text:style-name="T9"> </text:span><text:span text:style-name="T10">=</text:span><text:span text:style-name="T9"> detectar_rechazo</text:span><text:span text:style-name="T12">(</text:span></text:p>
      <text:p text:style-name="P12"><text:s text:c="8"/><text:span text:style-name="T9">vela_actual</text:span><text:span text:style-name="T12">[</text:span><text:span text:style-name="T11">'open'</text:span><text:span text:style-name="T12">],</text:span></text:p>
      <text:p text:style-name="P12"><text:s text:c="8"/><text:span text:style-name="T9">vela_actual</text:span><text:span text:style-name="T12">[</text:span><text:span text:style-name="T11">'high'</text:span><text:span text:style-name="T12">],</text:span><text:span text:style-name="T9"> </text:span></text:p>
      <text:p text:style-name="P12"><text:s text:c="8"/><text:span text:style-name="T9">vela_actual</text:span><text:span text:style-name="T12">[</text:span><text:span text:style-name="T11">'low'</text:span><text:span text:style-name="T12">],</text:span></text:p>
      <text:p text:style-name="P12"><text:s text:c="8"/><text:span text:style-name="T9">vela_actual</text:span><text:span text:style-name="T12">[</text:span><text:span text:style-name="T11">'close'</text:span><text:span text:style-name="T12">]</text:span></text:p>
      <text:p text:style-name="P12"><text:s text:c="4"/><text:span text:style-name="T12">)</text:span></text:p>
      <text:p text:style-name="P13"><text:s text:c="4"/></text:p>
      <text:p text:style-name="P12"><text:s text:c="4"/><text:span text:style-name="T13"># 3. Fuerza del movimiento</text:span></text:p>
      <text:p text:style-name="P12"><text:s text:c="4"/><text:span text:style-name="T9">resultados</text:span><text:span text:style-name="T12">[</text:span><text:span text:style-name="T11">'fuerza'</text:span><text:span text:style-name="T12">]</text:span><text:span text:style-name="T9"> </text:span><text:span text:style-name="T10">=</text:span><text:span text:style-name="T9"> fuerza_movimiento</text:span><text:span text:style-name="T12">(</text:span></text:p>
      <text:p text:style-name="P12"><text:s text:c="8"/><text:span text:style-name="T9">vela_actual</text:span><text:span text:style-name="T12">,</text:span><text:span text:style-name="T9"> </text:span></text:p>
      <text:p text:style-name="P12"><text:s text:c="8"/><text:span text:style-name="T9">velas</text:span><text:span text:style-name="T12">[</text:span><text:span text:style-name="T10">-</text:span><text:span text:style-name="T15">10</text:span><text:span text:style-name="T12">:</text:span><text:span text:style-name="T10">-</text:span><text:span text:style-name="T15">1</text:span><text:span text:style-name="T12">]</text:span><text:span text:style-name="T9"> <text:s/></text:span><text:span text:style-name="T13"># Últimas 10 velas excluyendo la actual</text:span></text:p>
      <text:p text:style-name="P12"><text:s text:c="4"/><text:span text:style-name="T12">)</text:span></text:p>
      <text:p text:style-name="P13"><text:s text:c="4"/></text:p>
      <text:p text:style-name="P12"><text:s text:c="4"/><text:span text:style-name="T13"># 4. Detección de patrones multi-vela</text:span></text:p>
      <text:p text:style-name="P12"><text:s text:c="4"/><text:span text:style-name="T14">if</text:span><text:span text:style-name="T9"> </text:span><text:span text:style-name="T11">len</text:span><text:span text:style-name="T12">(</text:span><text:span text:style-name="T9">velas</text:span><text:span text:style-name="T12">)</text:span><text:span text:style-name="T9"> </text:span><text:span text:style-name="T10">&gt;=</text:span><text:span text:style-name="T9"> </text:span><text:span text:style-name="T15">3</text:span><text:span text:style-name="T12">:</text:span></text:p>
      <text:p text:style-name="P12"><text:s text:c="8"/><text:span text:style-name="T9">resultados</text:span><text:span text:style-name="T12">[</text:span><text:span text:style-name="T11">'engulfing'</text:span><text:span text:style-name="T12">]</text:span><text:span text:style-name="T9"> </text:span><text:span text:style-name="T10">=</text:span><text:span text:style-name="T9"> detectar_engulfing</text:span><text:span text:style-name="T12">(</text:span><text:span text:style-name="T9">velas</text:span><text:span text:style-name="T12">[</text:span><text:span text:style-name="T10">-</text:span><text:span text:style-name="T15">2</text:span><text:span text:style-name="T12">:])</text:span></text:p>
      <text:p text:style-name="P12"><text:s text:c="8"/><text:span text:style-name="T9">resultados</text:span><text:span text:style-name="T12">[</text:span><text:span text:style-name="T11">'tweezer'</text:span><text:span text:style-name="T12">]</text:span><text:span text:style-name="T9"> </text:span><text:span text:style-name="T10">=</text:span><text:span text:style-name="T9"> detectar_tweezer</text:span><text:span text:style-name="T12">(</text:span><text:span text:style-name="T9">velas</text:span><text:span text:style-name="T12">[</text:span><text:span text:style-name="T10">-</text:span><text:span text:style-name="T15">2</text:span><text:span text:style-name="T12">:])</text:span></text:p>
      <text:p text:style-name="P13"><text:s text:c="4"/></text:p>
      <text:p text:style-name="P12"><text:s text:c="4"/><text:span text:style-name="T14">return</text:span><text:span text:style-name="T9"> resultados</text:span></text:p>
      <text:h text:style-name="P4" text:outline-level="3"><text:soft-page-break/><text:span text:style-name="T1">2. </text:span><text:span text:style-name="Strong_20_Emphasis"><text:span text:style-name="T1">Filtros de Confirmación</text:span></text:span></text:h>
      <text:p text:style-name="P9">python</text:p>
      <text:p text:style-name="P11"><text:span text:style-name="T5">def</text:span> filtrar_señales<text:span text:style-name="T8">(</text:span>deteccion<text:span text:style-name="T8">,</text:span> niveles_soporte_resistencia<text:span text:style-name="T8">):</text:span></text:p>
      <text:p text:style-name="P12"><text:s text:c="4"/><text:span text:style-name="T11">"""</text:span></text:p>
      <text:p text:style-name="P14"><text:s text:c="4"/><text:span text:style-name="T9">Filtra señales basado en contexto y niveles clave</text:span></text:p>
      <text:p text:style-name="P14"><text:s text:c="4"/><text:span text:style-name="T9">"""</text:span></text:p>
      <text:p text:style-name="P12"><text:s text:c="4"/><text:span text:style-name="T9">señales_validas </text:span><text:span text:style-name="T10">=</text:span><text:span text:style-name="T9"> </text:span><text:span text:style-name="T12">[]</text:span></text:p>
      <text:p text:style-name="P13"><text:s text:c="4"/></text:p>
      <text:p text:style-name="P12"><text:s text:c="4"/><text:span text:style-name="T13"># Solo operar rechazos en áreas de valor</text:span></text:p>
      <text:p text:style-name="P12"><text:s text:c="4"/><text:span text:style-name="T9">precio_actual </text:span><text:span text:style-name="T10">=</text:span><text:span text:style-name="T9"> deteccion</text:span><text:span text:style-name="T12">[</text:span><text:span text:style-name="T11">'precio_actual'</text:span><text:span text:style-name="T12">]</text:span></text:p>
      <text:p text:style-name="P13"><text:s text:c="4"/></text:p>
      <text:p text:style-name="P12"><text:s text:c="4"/><text:span text:style-name="T14">for</text:span><text:span text:style-name="T9"> nivel </text:span><text:span text:style-name="T14">in</text:span><text:span text:style-name="T9"> niveles_soporte_resistencia</text:span><text:span text:style-name="T12">:</text:span></text:p>
      <text:p text:style-name="P12"><text:s text:c="8"/><text:span text:style-name="T9">distancia_porcentual </text:span><text:span text:style-name="T10">=</text:span><text:span text:style-name="T9"> </text:span><text:span text:style-name="T11">abs</text:span><text:span text:style-name="T12">(</text:span><text:span text:style-name="T9">precio_actual </text:span><text:span text:style-name="T10">-</text:span><text:span text:style-name="T9"> nivel</text:span><text:span text:style-name="T12">)</text:span><text:span text:style-name="T9"> </text:span><text:span text:style-name="T10">/</text:span><text:span text:style-name="T9"> precio_actual</text:span></text:p>
      <text:p text:style-name="P13"><text:s text:c="8"/></text:p>
      <text:p text:style-name="P12"><text:s text:c="8"/><text:span text:style-name="T14">if</text:span><text:span text:style-name="T9"> </text:span><text:span text:style-name="T12">(</text:span><text:span text:style-name="T9">deteccion</text:span><text:span text:style-name="T12">[</text:span><text:span text:style-name="T11">'rechazo'</text:span><text:span text:style-name="T12">]</text:span><text:span text:style-name="T9"> </text:span><text:span text:style-name="T10">!=</text:span><text:span text:style-name="T9"> </text:span><text:span text:style-name="T11">"SIN_RECHAZO"</text:span><text:span text:style-name="T9"> </text:span><text:span text:style-name="T14">and</text:span><text:span text:style-name="T9"> </text:span></text:p>
      <text:p text:style-name="P12"><text:s text:c="12"/><text:span text:style-name="T9">distancia_porcentual </text:span><text:span text:style-name="T10">&lt;</text:span><text:span text:style-name="T9"> </text:span><text:span text:style-name="T15">0.02</text:span><text:span text:style-name="T12">):</text:span><text:span text:style-name="T9"> <text:s/></text:span><text:span text:style-name="T13"># Dentro del 2% del nivel</text:span></text:p>
      <text:p text:style-name="P12"><text:s text:c="12"/><text:span text:style-name="T9">señal </text:span><text:span text:style-name="T10">=</text:span><text:span text:style-name="T9"> </text:span><text:span text:style-name="T12">{</text:span></text:p>
      <text:p text:style-name="P12"><text:s text:c="16"/><text:span text:style-name="T11">'patron'</text:span><text:span text:style-name="T12">:</text:span><text:span text:style-name="T9"> deteccion</text:span><text:span text:style-name="T12">[</text:span><text:span text:style-name="T11">'rechazo'</text:span><text:span text:style-name="T12">],</text:span></text:p>
      <text:p text:style-name="P12"><text:s text:c="16"/><text:span text:style-name="T11">'nivel'</text:span><text:span text:style-name="T12">:</text:span><text:span text:style-name="T9"> nivel</text:span><text:span text:style-name="T12">,</text:span></text:p>
      <text:p text:style-name="P12"><text:s text:c="16"/><text:span text:style-name="T11">'tipo_nivel'</text:span><text:span text:style-name="T12">:</text:span><text:span text:style-name="T9"> </text:span><text:span text:style-name="T11">'SOPORTE'</text:span><text:span text:style-name="T9"> </text:span><text:span text:style-name="T14">if</text:span><text:span text:style-name="T9"> precio_actual </text:span><text:span text:style-name="T10">&gt;</text:span><text:span text:style-name="T9"> nivel </text:span><text:span text:style-name="T14">else</text:span><text:span text:style-name="T9"> </text:span><text:span text:style-name="T11">'RESISTENCIA'</text:span><text:span text:style-name="T12">,</text:span></text:p>
      <text:p text:style-name="P12"><text:s text:c="16"/><text:span text:style-name="T11">'confianza'</text:span><text:span text:style-name="T12">:</text:span><text:span text:style-name="T9"> calcular_confianza</text:span><text:span text:style-name="T12">(</text:span><text:span text:style-name="T9">deteccion</text:span><text:span text:style-name="T12">)</text:span></text:p>
      <text:p text:style-name="P12"><text:s text:c="12"/><text:span text:style-name="T12">}</text:span></text:p>
      <text:p text:style-name="P12"><text:s text:c="12"/><text:span text:style-name="T9">señales_validas</text:span><text:span text:style-name="T12">.</text:span><text:span text:style-name="T9">append</text:span><text:span text:style-name="T12">(</text:span><text:span text:style-name="T9">señal</text:span><text:span text:style-name="T12">)</text:span></text:p>
      <text:p text:style-name="P13"><text:s text:c="4"/></text:p>
      <text:p text:style-name="P12"><text:s text:c="4"/><text:span text:style-name="T14">return</text:span><text:span text:style-name="T9"> señales_validas</text:span></text:p>
      <text:h text:style-name="P3" text:outline-level="2">Recomendaciones para tu Proyecto</text:h>
      <text:h text:style-name="P4" text:outline-level="3"><text:span text:style-name="T1">1. </text:span><text:span text:style-name="Strong_20_Emphasis"><text:span text:style-name="T1">Enfoque por Capas</text:span></text:span></text:h>
      <text:list text:style-name="L3">
        <text:list-item>
          <text:p text:style-name="P15"><text:span text:style-name="Strong_20_Emphasis"><text:span text:style-name="T2">Capa 1</text:span></text:span><text:span text:style-name="T3">: Detección básica de patrones individuales</text:span></text:p>
        </text:list-item>
        <text:list-item>
          <text:p text:style-name="P15"><text:span text:style-name="Strong_20_Emphasis"><text:span text:style-name="T2">Capa 2</text:span></text:span><text:span text:style-name="T3">: Análisis de contexto y múltiples timeframes</text:span></text:p>
        </text:list-item>
        <text:list-item>
          <text:p text:style-name="P15"><text:span text:style-name="Strong_20_Emphasis"><text:span text:style-name="T2">Capa 3</text:span></text:span><text:span text:style-name="T3">: Filtrado por áreas de valor (soporte/resistencia)</text:span></text:p>
        </text:list-item>
      </text:list>
      <text:h text:style-name="P4" text:outline-level="3"><text:span text:style-name="T1">2. </text:span><text:span text:style-name="Strong_20_Emphasis"><text:span text:style-name="T1">Parámetros Ajustables</text:span></text:span></text:h>
      <text:list text:style-name="L4">
        <text:list-item>
          <text:p text:style-name="P16">Proporciones de sombras/cuerpo configurables</text:p>
        </text:list-item>
        <text:list-item>
          <text:p text:style-name="P16">Sensibilidad a la distancia de niveles de soporte/resistencia</text:p>
        </text:list-item>
        <text:list-item>
          <text:p text:style-name="P16">Períodos de lookback personalizables</text:p>
        </text:list-item>
      </text:list>
      <text:h text:style-name="P4" text:outline-level="3"><text:soft-page-break/><text:span text:style-name="T1">3. </text:span><text:span text:style-name="Strong_20_Emphasis"><text:span text:style-name="T1">Visualización</text:span></text:span></text:h>
      <text:list text:style-name="L5">
        <text:list-item>
          <text:p text:style-name="P17">Resaltar velas de rechazo detectadas</text:p>
        </text:list-item>
        <text:list-item>
          <text:p text:style-name="P17">Mostrar áreas de soporte/resistencia</text:p>
        </text:list-item>
        <text:list-item>
          <text:p text:style-name="P17">Indicar fuerza del patrón (color/intensidad)</text:p>
        </text:list-item>
      </text:list>
      <text:p text:style-name="P18"><text:span text:style-name="T3">La clave, como enfatiza Rayner Teo, es entender la </text:span><text:span text:style-name="Strong_20_Emphasis"><text:span text:style-name="T2">historia que cuenta cada vela</text:span></text:span><text:span text:style-name="T3"> más que memorizar patrones específicos. Implementa estos conceptos de manera flexible y permite ajustes basados en el comportamiento específico de las criptomonedas que estés analizando.</text:span></text:p>
      <text:p text:style-name="P19"/>
      <text:h text:style-name="P20" text:outline-level="2">==========================================</text:h>
      <text:h text:style-name="P21" text:outline-level="2"/>
      <text:h text:style-name="P21" text:outline-level="2">Patrones de Velas de Rechazo Clave</text:h>
      <text:h text:style-name="P22" text:outline-level="3">1. Martillo (Hammer)</text:h>
      <text:list text:style-name="L6">
        <text:list-item>
          <text:p text:style-name="P23"><text:span text:style-name="Strong_20_Emphasis"><text:span text:style-name="T16">Apariencia</text:span></text:span><text:span text:style-name="T17">: Cuerpo pequeño en la parte superior, sombra inferior larga (al menos el doble del cuerpo) y poca o ninguna sombra superior.</text:span></text:p>
        </text:list-item>
        <text:list-item>
          <text:p text:style-name="P23"><text:span text:style-name="Strong_20_Emphasis"><text:span text:style-name="T16">Significado</text:span></text:span><text:span text:style-name="T17">: Rechazo de precios bajos, indica posible reversión alcista después de una caída.</text:span></text:p>
        </text:list-item>
        <text:list-item>
          <text:p text:style-name="P24"><text:span text:style-name="Strong_20_Emphasis"><text:span text:style-name="T16">Implementación</text:span></text:span><text:span text:style-name="T17">: Buscar velas con:</text:span></text:p>
          <text:list>
            <text:list-item>
              <text:p text:style-name="P25">Sombra inferior ≥ 2 * cuerpo</text:p>
            </text:list-item>
            <text:list-item>
              <text:p text:style-name="P25">Cierre en la mitad superior del rango</text:p>
            </text:list-item>
            <text:list-item>
              <text:p text:style-name="P25">Preferiblemente en una tendencia bajista o cerca de soporte.</text:p>
            </text:list-item>
          </text:list>
        </text:list-item>
      </text:list>
      <text:h text:style-name="P22" text:outline-level="3">2. Estrella Fugaz (Shooting Star)</text:h>
      <text:list text:style-name="L7">
        <text:list-item>
          <text:p text:style-name="P26"><text:span text:style-name="Strong_20_Emphasis"><text:span text:style-name="T16">Apariencia</text:span></text:span><text:span text:style-name="T17">: Cuerpo pequeño en la parte inferior, sombra superior larga (al menos el doble del cuerpo) y poca o ninguna sombra inferior.</text:span></text:p>
        </text:list-item>
        <text:list-item>
          <text:p text:style-name="P26"><text:span text:style-name="Strong_20_Emphasis"><text:span text:style-name="T16">Significado</text:span></text:span><text:span text:style-name="T17">: Rechazo de precios altos, indica posible reversión bajista después de un avance.</text:span></text:p>
        </text:list-item>
        <text:list-item>
          <text:p text:style-name="P27"><text:span text:style-name="Strong_20_Emphasis"><text:span text:style-name="T16">Implementación</text:span></text:span><text:span text:style-name="T17">: Buscar velas con:</text:span></text:p>
          <text:list>
            <text:list-item>
              <text:p text:style-name="P28">Sombra superior ≥ 2 * cuerpo</text:p>
            </text:list-item>
            <text:list-item>
              <text:p text:style-name="P28">Cierre en la mitad inferior del rango</text:p>
            </text:list-item>
            <text:list-item>
              <text:p text:style-name="P28">Preferiblemente en una tendencia alcista o cerca de resistencia.</text:p>
            </text:list-item>
          </text:list>
        </text:list-item>
      </text:list>
      <text:h text:style-name="P22" text:outline-level="3">3. Patrón de Engulfing Alcista (Bullish Engulfing)</text:h>
      <text:list text:style-name="L8">
        <text:list-item>
          <text:p text:style-name="P29"><text:span text:style-name="Strong_20_Emphasis"><text:span text:style-name="T16">Apariencia</text:span></text:span><text:span text:style-name="T17">: Dos velas. La primera es bajista (cierra por debajo de la apertura) y la segunda es alcista (cierra por encima de la apertura) y su cuerpo cubre completamente el cuerpo de la primera vela.</text:span></text:p>
        </text:list-item>
        <text:list-item>
          <text:p text:style-name="P29"><text:span text:style-name="Strong_20_Emphasis"><text:span text:style-name="T16">Significado</text:span></text:span><text:span text:style-name="T17">: Los compradores superan a los vendedores, reversión alcista.</text:span></text:p>
        </text:list-item>
        <text:list-item>
          <text:p text:style-name="P30"><text:span text:style-name="Strong_20_Emphasis"><text:span text:style-name="T16">Implementación</text:span></text:span><text:span text:style-name="T17">:</text:span></text:p>
          <text:list>
            <text:list-item>
              <text:p text:style-name="P31">Primera vela: cuerpos bajista (cierre &lt; apertura)</text:p>
            </text:list-item>
            <text:list-item>
              <text:p text:style-name="P31">Segunda vela: cuerpo alcista (cierre &gt; apertura) y el cuerpo de la segunda vela debe envolver completamente el cuerpo de la primera (sin considerar las sombras).</text:p>
            </text:list-item>
          </text:list>
        </text:list-item>
      </text:list>
      <text:h text:style-name="P22" text:outline-level="3"><text:soft-page-break/>4. Patrón de Engulfing Bajista (Bearish Engulfing)</text:h>
      <text:list text:style-name="L9">
        <text:list-item>
          <text:p text:style-name="P32"><text:span text:style-name="Strong_20_Emphasis"><text:span text:style-name="T16">Apariencia</text:span></text:span><text:span text:style-name="T17">: Dos velas. La primera es alcista (cierra por encima de la apertura) y la segunda es bajista (cierra por debajo de la apertura) y su cuerpo cubre completamente el cuerpo de la primera vela.</text:span></text:p>
        </text:list-item>
        <text:list-item>
          <text:p text:style-name="P32"><text:span text:style-name="Strong_20_Emphasis"><text:span text:style-name="T16">Significado</text:span></text:span><text:span text:style-name="T17">: Los vendedores superan a los compradores, reversión bajista.</text:span></text:p>
        </text:list-item>
        <text:list-item>
          <text:p text:style-name="P33"><text:span text:style-name="Strong_20_Emphasis"><text:span text:style-name="T16">Implementación</text:span></text:span><text:span text:style-name="T17">:</text:span></text:p>
          <text:list>
            <text:list-item>
              <text:p text:style-name="P34">Primera vela: cuerpo alcista (cierre &gt; apertura)</text:p>
            </text:list-item>
            <text:list-item>
              <text:p text:style-name="P34">Segunda vela: cuerpo bajista (cierre &lt; apertura) y el cuerpo de la segunda vela debe envolver completamente el cuerpo de la primera.</text:p>
            </text:list-item>
          </text:list>
        </text:list-item>
      </text:list>
      <text:h text:style-name="P22" text:outline-level="3">5. Tweezer Bottom (Fondo de Pinzas)</text:h>
      <text:list text:style-name="L10">
        <text:list-item>
          <text:p text:style-name="P35"><text:span text:style-name="Strong_20_Emphasis"><text:span text:style-name="T16">Apariencia</text:span></text:span><text:span text:style-name="T17">: Dos velas con mínimos iguales o muy similares. La primera vela es bajista y la segunda es alcista (o muestra rechazo).</text:span></text:p>
        </text:list-item>
        <text:list-item>
          <text:p text:style-name="P35"><text:span text:style-name="Strong_20_Emphasis"><text:span text:style-name="T16">Significado</text:span></text:span><text:span text:style-name="T17">: Rechazo de precios bajos, posible reversión alcista.</text:span></text:p>
        </text:list-item>
        <text:list-item>
          <text:p text:style-name="P36"><text:span text:style-name="Strong_20_Emphasis"><text:span text:style-name="T16">Implementación</text:span></text:span><text:span text:style-name="T17">:</text:span></text:p>
          <text:list>
            <text:list-item>
              <text:p text:style-name="P37">Dos velas consecutivas con mínimos muy cercanos (dentro de un umbral).</text:p>
            </text:list-item>
            <text:list-item>
              <text:p text:style-name="P37">La primera vela es bajista y la segunda muestra rechazo (puede ser un martillo, una vela alcista, etc.).</text:p>
            </text:list-item>
          </text:list>
        </text:list-item>
      </text:list>
      <text:h text:style-name="P22" text:outline-level="3">6. Tweezer Top (Top de Pinzas)</text:h>
      <text:list text:style-name="L11">
        <text:list-item>
          <text:p text:style-name="P38"><text:span text:style-name="Strong_20_Emphasis"><text:span text:style-name="T16">Apariencia</text:span></text:span><text:span text:style-name="T17">: Dos velas con máximos iguales o muy similares. La primera vela es alcista y la segunda es bajista (o muestra rechazo).</text:span></text:p>
        </text:list-item>
        <text:list-item>
          <text:p text:style-name="P38"><text:span text:style-name="Strong_20_Emphasis"><text:span text:style-name="T16">Significado</text:span></text:span><text:span text:style-name="T17">: Rechazo de precios altos, posible reversión bajista.</text:span></text:p>
        </text:list-item>
        <text:list-item>
          <text:p text:style-name="P39"><text:span text:style-name="Strong_20_Emphasis"><text:span text:style-name="T16">Implementación</text:span></text:span><text:span text:style-name="T17">:</text:span></text:p>
          <text:list>
            <text:list-item>
              <text:p text:style-name="P40">Dos velas consecutivas con máximos muy cercanos (dentro de un umbral).</text:p>
            </text:list-item>
            <text:list-item>
              <text:p text:style-name="P40">La primera vela es alcista y la segunda muestra rechazo (puede ser una estrella fugaz, una vela bajista, etc.).</text:p>
            </text:list-item>
          </text:list>
        </text:list-item>
      </text:list>
      <text:h text:style-name="P41" text:outline-level="2">Ideas para la Implementación en Python</text:h>
      <text:h text:style-name="P42" text:outline-level="3">1. Estructura de Datos para Velas</text:h>
      <text:p text:style-name="P43">Cada vela debe tener: timestamp, open, high, low, close.</text:p>
      <text:h text:style-name="P42" text:outline-level="3">2. Funciones de Detección de Patrones Individuales</text:h>
      <text:p text:style-name="P44">python</text:p>
      <text:p text:style-name="P45"><text:span text:style-name="T5">def</text:span> <text:span text:style-name="T4">is_hammer</text:span><text:span text:style-name="T8">(</text:span><text:span text:style-name="T7">open</text:span><text:span text:style-name="T8">,</text:span> high<text:span text:style-name="T8">,</text:span> low<text:span text:style-name="T8">,</text:span> close<text:span text:style-name="T8">):</text:span></text:p>
      <text:p text:style-name="P46"><text:s text:c="4"/><text:span text:style-name="T9">body </text:span><text:span text:style-name="T10">=</text:span><text:span text:style-name="T9"> </text:span><text:span text:style-name="T11">abs</text:span><text:span text:style-name="T12">(</text:span><text:span text:style-name="T9">close </text:span><text:span text:style-name="T10">-</text:span><text:span text:style-name="T9"> </text:span><text:span text:style-name="T11">open</text:span><text:span text:style-name="T12">)</text:span></text:p>
      <text:p text:style-name="P46"><text:s text:c="4"/><text:span text:style-name="T9">lower_shadow </text:span><text:span text:style-name="T10">=</text:span><text:span text:style-name="T9"> </text:span><text:span text:style-name="T11">min</text:span><text:span text:style-name="T12">(</text:span><text:span text:style-name="T11">open</text:span><text:span text:style-name="T12">,</text:span><text:span text:style-name="T9"> close</text:span><text:span text:style-name="T12">)</text:span><text:span text:style-name="T9"> </text:span><text:span text:style-name="T10">-</text:span><text:span text:style-name="T9"> low</text:span></text:p>
      <text:p text:style-name="P46"><text:s text:c="4"/><text:span text:style-name="T9">upper_shadow </text:span><text:span text:style-name="T10">=</text:span><text:span text:style-name="T9"> high </text:span><text:span text:style-name="T10">-</text:span><text:span text:style-name="T9"> </text:span><text:span text:style-name="T11">max</text:span><text:span text:style-name="T12">(</text:span><text:span text:style-name="T11">open</text:span><text:span text:style-name="T12">,</text:span><text:span text:style-name="T9"> close</text:span><text:span text:style-name="T12">)</text:span></text:p>
      <text:p text:style-name="P46"><text:s text:c="4"/><text:span text:style-name="T13"># Condiciones para martillo</text:span></text:p>
      <text:p text:style-name="P46"><text:s text:c="4"/><text:span text:style-name="T14">if</text:span><text:span text:style-name="T9"> lower_shadow </text:span><text:span text:style-name="T10">&gt;=</text:span><text:span text:style-name="T9"> </text:span><text:span text:style-name="T15">2</text:span><text:span text:style-name="T9"> </text:span><text:span text:style-name="T10">*</text:span><text:span text:style-name="T9"> body </text:span><text:span text:style-name="T14">and</text:span><text:span text:style-name="T9"> upper_shadow </text:span><text:span text:style-name="T10">&lt;=</text:span><text:span text:style-name="T9"> </text:span><text:span text:style-name="T15">0.1</text:span><text:span text:style-name="T9"> </text:span><text:span text:style-name="T10">*</text:span><text:span text:style-name="T9"> body</text:span><text:span text:style-name="T12">:</text:span></text:p>
      <text:p text:style-name="P46"><text:s text:c="8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P47"/>
      <text:p text:style-name="P45"><text:soft-page-break/><text:span text:style-name="T5">def</text:span> <text:span text:style-name="T4">is_shooting_star</text:span><text:span text:style-name="T8">(</text:span><text:span text:style-name="T7">open</text:span><text:span text:style-name="T8">,</text:span> high<text:span text:style-name="T8">,</text:span> low<text:span text:style-name="T8">,</text:span> close<text:span text:style-name="T8">):</text:span></text:p>
      <text:p text:style-name="P46"><text:s text:c="4"/><text:span text:style-name="T9">body </text:span><text:span text:style-name="T10">=</text:span><text:span text:style-name="T9"> </text:span><text:span text:style-name="T11">abs</text:span><text:span text:style-name="T12">(</text:span><text:span text:style-name="T9">close </text:span><text:span text:style-name="T10">-</text:span><text:span text:style-name="T9"> </text:span><text:span text:style-name="T11">open</text:span><text:span text:style-name="T12">)</text:span></text:p>
      <text:p text:style-name="P46"><text:s text:c="4"/><text:span text:style-name="T9">lower_shadow </text:span><text:span text:style-name="T10">=</text:span><text:span text:style-name="T9"> </text:span><text:span text:style-name="T11">min</text:span><text:span text:style-name="T12">(</text:span><text:span text:style-name="T11">open</text:span><text:span text:style-name="T12">,</text:span><text:span text:style-name="T9"> close</text:span><text:span text:style-name="T12">)</text:span><text:span text:style-name="T9"> </text:span><text:span text:style-name="T10">-</text:span><text:span text:style-name="T9"> low</text:span></text:p>
      <text:p text:style-name="P46"><text:s text:c="4"/><text:span text:style-name="T9">upper_shadow </text:span><text:span text:style-name="T10">=</text:span><text:span text:style-name="T9"> high </text:span><text:span text:style-name="T10">-</text:span><text:span text:style-name="T9"> </text:span><text:span text:style-name="T11">max</text:span><text:span text:style-name="T12">(</text:span><text:span text:style-name="T11">open</text:span><text:span text:style-name="T12">,</text:span><text:span text:style-name="T9"> close</text:span><text:span text:style-name="T12">)</text:span></text:p>
      <text:p text:style-name="P46"><text:s text:c="4"/><text:span text:style-name="T13"># Condiciones para estrella fugaz</text:span></text:p>
      <text:p text:style-name="P46"><text:s text:c="4"/><text:span text:style-name="T14">if</text:span><text:span text:style-name="T9"> upper_shadow </text:span><text:span text:style-name="T10">&gt;=</text:span><text:span text:style-name="T9"> </text:span><text:span text:style-name="T15">2</text:span><text:span text:style-name="T9"> </text:span><text:span text:style-name="T10">*</text:span><text:span text:style-name="T9"> body </text:span><text:span text:style-name="T14">and</text:span><text:span text:style-name="T9"> lower_shadow </text:span><text:span text:style-name="T10">&lt;=</text:span><text:span text:style-name="T9"> </text:span><text:span text:style-name="T15">0.1</text:span><text:span text:style-name="T9"> </text:span><text:span text:style-name="T10">*</text:span><text:span text:style-name="T9"> body</text:span><text:span text:style-name="T12">:</text:span></text:p>
      <text:p text:style-name="P46"><text:s text:c="8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P47"/>
      <text:p text:style-name="P45"><text:span text:style-name="T5">def</text:span> <text:span text:style-name="T4">is_bullish_engulfing</text:span><text:span text:style-name="T8">(</text:span>prev_open<text:span text:style-name="T8">,</text:span> prev_close<text:span text:style-name="T8">,</text:span> curr_open<text:span text:style-name="T8">,</text:span> curr_close<text:span text:style-name="T8">):</text:span></text:p>
      <text:p text:style-name="P46"><text:s text:c="4"/><text:span text:style-name="T13"># Primera vela bajista, segunda vela alcista y cubre el cuerpo de la primera</text:span></text:p>
      <text:p text:style-name="P46"><text:s text:c="4"/><text:span text:style-name="T14">if</text:span><text:span text:style-name="T9"> prev_close </text:span><text:span text:style-name="T10">&lt;</text:span><text:span text:style-name="T9"> prev_open </text:span><text:span text:style-name="T14">and</text:span><text:span text:style-name="T9"> curr_close </text:span><text:span text:style-name="T10">&gt;</text:span><text:span text:style-name="T9"> curr_open</text:span><text:span text:style-name="T12">:</text:span></text:p>
      <text:p text:style-name="P46"><text:s text:c="8"/><text:span text:style-name="T14">if</text:span><text:span text:style-name="T9"> curr_open </text:span><text:span text:style-name="T10">&lt;</text:span><text:span text:style-name="T9"> prev_close </text:span><text:span text:style-name="T14">and</text:span><text:span text:style-name="T9"> curr_close </text:span><text:span text:style-name="T10">&gt;</text:span><text:span text:style-name="T9"> prev_open</text:span><text:span text:style-name="T12">:</text:span></text:p>
      <text:p text:style-name="P46"><text:s text:c="12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P47"/>
      <text:p text:style-name="P45"><text:span text:style-name="T5">def</text:span> <text:span text:style-name="T4">is_bearish_engulfing</text:span><text:span text:style-name="T8">(</text:span>prev_open<text:span text:style-name="T8">,</text:span> prev_close<text:span text:style-name="T8">,</text:span> curr_open<text:span text:style-name="T8">,</text:span> curr_close<text:span text:style-name="T8">):</text:span></text:p>
      <text:p text:style-name="P46"><text:s text:c="4"/><text:span text:style-name="T13"># Primera vela alcista, segunda vela bajista y cubre el cuerpo de la primera</text:span></text:p>
      <text:p text:style-name="P46"><text:s text:c="4"/><text:span text:style-name="T14">if</text:span><text:span text:style-name="T9"> prev_close </text:span><text:span text:style-name="T10">&gt;</text:span><text:span text:style-name="T9"> prev_open </text:span><text:span text:style-name="T14">and</text:span><text:span text:style-name="T9"> curr_close </text:span><text:span text:style-name="T10">&lt;</text:span><text:span text:style-name="T9"> curr_open</text:span><text:span text:style-name="T12">:</text:span></text:p>
      <text:p text:style-name="P46"><text:s text:c="8"/><text:span text:style-name="T14">if</text:span><text:span text:style-name="T9"> curr_open </text:span><text:span text:style-name="T10">&gt;</text:span><text:span text:style-name="T9"> prev_close </text:span><text:span text:style-name="T14">and</text:span><text:span text:style-name="T9"> curr_close </text:span><text:span text:style-name="T10">&lt;</text:span><text:span text:style-name="T9"> prev_open</text:span><text:span text:style-name="T12">:</text:span></text:p>
      <text:p text:style-name="P46"><text:s text:c="12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P47"/>
      <text:p text:style-name="P45"><text:span text:style-name="T5">def</text:span> <text:span text:style-name="T4">is_tweezer_bottom</text:span><text:span text:style-name="T8">(</text:span>prev_low<text:span text:style-name="T8">,</text:span> curr_low<text:span text:style-name="T8">,</text:span> prev_close<text:span text:style-name="T8">,</text:span> curr_close<text:span text:style-name="T8">,</text:span> threshold<text:span text:style-name="T4">=</text:span><text:span text:style-name="T6">0.001</text:span><text:span text:style-name="T8">):</text:span></text:p>
      <text:p text:style-name="P46"><text:s text:c="4"/><text:span text:style-name="T13"># Los mínimos son muy cercanos y la primera vela es bajista, la segunda alcista o con rechazo</text:span></text:p>
      <text:p text:style-name="P46"><text:s text:c="4"/><text:span text:style-name="T14">if</text:span><text:span text:style-name="T9"> </text:span><text:span text:style-name="T11">abs</text:span><text:span text:style-name="T12">(</text:span><text:span text:style-name="T9">prev_low </text:span><text:span text:style-name="T10">-</text:span><text:span text:style-name="T9"> curr_low</text:span><text:span text:style-name="T12">)</text:span><text:span text:style-name="T9"> </text:span><text:span text:style-name="T10">&lt;=</text:span><text:span text:style-name="T9"> threshold </text:span><text:span text:style-name="T14">and</text:span><text:span text:style-name="T9"> prev_close </text:span><text:span text:style-name="T10">&lt;</text:span><text:span text:style-name="T9"> prev_open </text:span><text:span text:style-name="T14">and</text:span><text:span text:style-name="T9"> curr_close </text:span><text:span text:style-name="T10">&gt;</text:span><text:span text:style-name="T9"> curr_open</text:span><text:span text:style-name="T12">:</text:span></text:p>
      <text:p text:style-name="P46"><text:s text:c="8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P47"/>
      <text:p text:style-name="P45"><text:span text:style-name="T5">def</text:span> <text:span text:style-name="T4">is_tweezer_top</text:span><text:span text:style-name="T8">(</text:span>prev_high<text:span text:style-name="T8">,</text:span> curr_high<text:span text:style-name="T8">,</text:span> prev_close<text:span text:style-name="T8">,</text:span> curr_close<text:span text:style-name="T8">,</text:span> threshold<text:span text:style-name="T4">=</text:span><text:span text:style-name="T6">0.001</text:span><text:span text:style-name="T8">):</text:span></text:p>
      <text:p text:style-name="P46"><text:s text:c="4"/><text:span text:style-name="T13"># Los máximos son muy cercanos y la primera vela es alcista, la segunda bajista o con rechazo</text:span></text:p>
      <text:p text:style-name="P46"><text:s text:c="4"/><text:span text:style-name="T14">if</text:span><text:span text:style-name="T9"> </text:span><text:span text:style-name="T11">abs</text:span><text:span text:style-name="T12">(</text:span><text:span text:style-name="T9">prev_high </text:span><text:span text:style-name="T10">-</text:span><text:span text:style-name="T9"> curr_high</text:span><text:span text:style-name="T12">)</text:span><text:span text:style-name="T9"> </text:span><text:span text:style-name="T10">&lt;=</text:span><text:span text:style-name="T9"> threshold </text:span><text:span text:style-name="T14">and</text:span><text:span text:style-name="T9"> prev_close </text:span><text:span text:style-name="T10">&gt;</text:span><text:span text:style-name="T9"> prev_open </text:span><text:span text:style-name="T14">and</text:span><text:span text:style-name="T9"> curr_close </text:span><text:span text:style-name="T10">&lt;</text:span><text:span text:style-name="T9"> curr_open</text:span><text:span text:style-name="T12">:</text:span></text:p>
      <text:p text:style-name="P46"><text:s text:c="8"/><text:span text:style-name="T14">return</text:span><text:span text:style-name="T9"> </text:span><text:span text:style-name="T15">True</text:span></text:p>
      <text:p text:style-name="P46"><text:s text:c="4"/><text:span text:style-name="T14">return</text:span><text:span text:style-name="T9"> </text:span><text:span text:style-name="T15">Fal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14:15.139819300</meta:creation-date>
    <dc:date>2025-11-11T16:15:02.873370700</dc:date>
    <meta:editing-duration>PT48S</meta:editing-duration>
    <meta:editing-cycles>1</meta:editing-cycles>
    <meta:document-statistic meta:table-count="0" meta:image-count="0" meta:object-count="0" meta:page-count="8" meta:paragraph-count="250" meta:word-count="1518" meta:character-count="10930" meta:non-whitespace-character-count="8935"/>
    <meta:generator>LibreOffice/25.2.6.2$Windows_X86_64 LibreOffice_project/729c5bfe710f5eb71ed3bbde9e06a6065e9c6c5d</meta:generator>
  </office:meta>
</office:document-meta>
</file>